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9.91cm" fo:min-width="16.645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337cm" fo:min-width="14.74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2.893cm" fo:min-width="3.318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2.893cm" fo:min-width="3.3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10.16cm" svg:x="2.27cm" svg:y="6.715cm">
          <text:p text:style-name="P1">Host (Linux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24cm" svg:height="1.587cm" svg:x="2.905cm" svg:y="13.065cm">
          <text:p text:style-name="P1">Docker runti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98cm" svg:height="4.445cm" svg:x="3.222cm" svg:y="8.302cm">
          <text:p text:style-name="P1">Container 1</text:p>
          <text:p text:style-name="P1">(app 1 + librari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398cm" svg:height="4.445cm" svg:x="11.477cm" svg:y="7.985cm">
          <text:p text:style-name="P1">Container 2</text:p>
          <text:p text:style-name="P1">(app 2 + librari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12:25:35.411404026</meta:creation-date>
    <dc:date>2021-09-07T12:28:17.056689157</dc:date>
    <meta:editing-duration>PT2M41S</meta:editing-duration>
    <meta:editing-cycles>2</meta:editing-cycles>
    <meta:generator>LibreOffice/7.1.5.2$Linux_X86_64 LibreOffice_project/10$Build-2</meta:generator>
    <meta:document-statistic meta:object-count="4"/>
  </office:meta>
</office:document-meta>
</file>